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 Sans" svg:font-family="'Open Sans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style:line-height-at-least="0.2398in" fo:text-indent="0in" style:auto-text-indent="false" fo:padding="0in" fo:border="none"/>
      <style:text-properties fo:font-variant="normal" fo:text-transform="none" fo:color="#0e2233" style:font-name="Open Sans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Install tftpd and related packages.</text:p>
      <text:p text:style-name="P1">$ sudo apt-get install xinetd tftpd tftp</text:p>
      <text:p text:style-name="P1">2. Create /etc/xinetd.d/tftp and put this entry:</text:p>
      <text:p text:style-name="P1">service tftp<text:line-break/>{<text:line-break/>protocol = udp<text:line-break/>port = 69<text:line-break/>socket_type = dgram<text:line-break/>wait = yes<text:line-break/>user = nobody<text:line-break/>server = /usr/sbin/in.tftpd<text:line-break/>server_args = /home/tftpboot<text:line-break/>disable = no<text:line-break/>}</text:p>
      <text:p text:style-name="P1">3. Make /home/tftpboot directory</text:p>
      <text:p text:style-name="P1">$ sudo mkdir /home/tftpboot<text:line-break/>$ sudo chmod -R 777 /home/tftpboot<text:line-break/>$ sudo chown -R nobody /home/tftpboot</text:p>
      <text:p text:style-name="P1">4. Start tftpd through xinetd</text:p>
      <text:p text:style-name="P1">$ sudo /etc/init.d/xinetd restar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 Sans" svg:font-family="'Open Sans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8T11:38:46</meta:creation-date>
    <dc:date>2013-09-28T11:39:11</dc:date>
    <meta:editing-duration>P0D</meta:editing-duration>
    <meta:editing-cycles>1</meta:editing-cycles>
    <meta:document-statistic meta:table-count="0" meta:image-count="0" meta:object-count="0" meta:page-count="1" meta:paragraph-count="8" meta:word-count="77" meta:character-count="476" meta:non-whitespace-character-count="407"/>
    <meta:generator>LibreOffice/4.0.2.2$Linux_x86 LibreOffice_project/400m0$Build-2</meta:generator>
  </office:meta>
</office:document-meta>
</file>